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7f94" officeooo:paragraph-rsid="001b7f94" style:font-weight-asian="bold" style:font-weight-complex="bold"/>
    </style:style>
    <style:style style:name="P2" style:family="paragraph" style:parent-style-name="Standard">
      <style:text-properties fo:font-weight="normal" officeooo:rsid="001b7f94" officeooo:paragraph-rsid="001b7f94" style:font-weight-asian="normal" style:font-weight-complex="normal"/>
    </style:style>
    <style:style style:name="P3" style:family="paragraph" style:parent-style-name="Standard">
      <style:text-properties fo:font-weight="normal" officeooo:rsid="001b7f94" officeooo:paragraph-rsid="001baf69" style:font-weight-asian="normal" style:font-weight-complex="normal"/>
    </style:style>
    <style:style style:name="P4" style:family="paragraph" style:parent-style-name="Standard">
      <style:text-properties fo:font-weight="normal" officeooo:rsid="001b7f94" officeooo:paragraph-rsid="001cf3d1" style:font-weight-asian="normal" style:font-weight-complex="normal"/>
    </style:style>
    <style:style style:name="P5" style:family="paragraph" style:parent-style-name="Standard">
      <style:text-properties fo:font-size="14pt" fo:font-weight="bold" officeooo:rsid="001b7f94" officeooo:paragraph-rsid="001b7f9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cf3d1" officeooo:paragraph-rsid="001cf3d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cf3d1" officeooo:paragraph-rsid="001cf3d1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d8084" officeooo:paragraph-rsid="001d808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cf3d1" officeooo:paragraph-rsid="001cf3d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8084" officeooo:paragraph-rsid="001d8084" style:font-weight-asian="normal" style:font-weight-complex="normal"/>
    </style:style>
    <style:style style:name="T1" style:family="text">
      <style:text-properties officeooo:rsid="001baf69"/>
    </style:style>
    <style:style style:name="T2" style:family="text">
      <style:text-properties officeooo:rsid="001d3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k analysis</text:p>
      <text:p text:style-name="P5"/>
      <text:p text:style-name="P6">Normal 2k analysis with two and three factors</text:p>
      <text:p text:style-name="P6"/>
      <text:p text:style-name="P2">→ Each factor (nrServers, nrMiddlewares, nrMWThreads) has 2 values, we did it accross 3 different worklads.</text:p>
      <text:p text:style-name="P2">→If we want for example to plot throughtput and response time in terms of these, with 3 configurations. =&gt; for nrServers for example we will have on x : nrServers (2 values), on y the througput, and 3 different plots for the workloads, and this for each factor : hard to compare!</text:p>
      <text:p text:style-name="P2">→ we assign an indicator that is 1 or -1 per factor (xi). Then we compute the trhougput y :</text:p>
      <text:p text:style-name="P2"><text:tab/>y = q0 + qA*xA + qB*xB + qAB * xA*xB</text:p>
      <text:p text:style-name="P2"><text:span text:style-name="T1">and use qA = sum over all xA, of the possible combinations with xb (4), slide 9 of tutorial, and average. Then you can calculated the different variation explanation. </text:span></text:p>
      <text:p text:style-name="P3"><text:span text:style-name="T1">This makes sense since q+ will be big if the change of sign of xA (change of the value of a </text:span></text:p>
      <text:p text:style-name="P3"><text:span text:style-name="T1">factor) brings big differences. For example if we have small values with -1 and small values with +1, the result will be close to 0. On the contrary, if the values are big with +1 and small <text:tab/>with -1 or opposite, then qA will likely be big (in the negative or positive sense)</text:span></text:p>
      <text:p text:style-name="P4"><text:span text:style-name="T1">→ This can be generalized to 2³ analysis, as shown on page 293 of the book. <text:s/></text:span></text:p>
      <text:p text:style-name="P4"><text:span text:style-name="T1"><text:s/></text:span></text:p>
      <text:p text:style-name="P2"/>
      <text:p text:style-name="P7">2k analysis with replications (repetitions)</text:p>
      <text:p text:style-name="P7"/>
      <text:p text:style-name="P9">→ compute another table with the different errors to the mean, and then the SSE of that table (sum of squared of every value, like slide 14). </text:p>
      <text:p text:style-name="P9">→ Then for computing the explained variance, don’t use 2² or 2³, but 2²*r. </text:p>
      <text:p text:style-name="P9">→<text:span text:style-name="T2"> If two effects are multiplicative (this may be the case with NrMiddlwewares and nrMWThreads a bit), we use the log of y (througput or response time), and recompute the different factors with this, and do the exact same process</text:span></text:p>
      <text:p text:style-name="P9"/>
      <text:p text:style-name="P9"/>
      <text:p text:style-name="P8">Tricks to see if it is multiplicative or additive</text:p>
      <text:p text:style-name="P8"/>
      <text:p text:style-name="P10">→ Reasonning and think about it</text:p>
      <text:p text:style-name="P10">→ The range of y value is large (too large)? =&gt; probably multiplicative</text:p>
      <text:p text:style-name="P10"/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3:41:24.442813543</meta:creation-date>
    <dc:date>2017-12-01T14:33:08.437242336</dc:date>
    <meta:editing-duration>PT3S</meta:editing-duration>
    <meta:editing-cycles>1</meta:editing-cycles>
    <meta:document-statistic meta:table-count="0" meta:image-count="0" meta:object-count="0" meta:page-count="1" meta:paragraph-count="18" meta:word-count="348" meta:character-count="1820" meta:non-whitespace-character-count="1486"/>
    <meta:generator>LibreOffice/5.1.6.2$Linux_X86_64 LibreOffice_project/10m0$Build-2</meta:generator>
  </office:meta>
</office:document-meta>
</file>